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10.01.30 15:08 | </text:span><text:span text:style-name="T2">#</text:span></text:p>
      <text:p text:style-name="P2"><text:span text:style-name="T1">“我喜歡寫作，而且經常地寫，但我是為自己寫，我希望自己一個人孤獨地寫。”—J. D. Salinger</text:span></text:p>
      <text:p text:style-name="P2"><text:span text:style-name="T1">我也喜歡寫,三十年來寫了上千萬字,特別是過去十幾年,寫爆了幾個硬碟,無數檔案中毒消失了,我還是寫,就像不由自主地拼命做記錄一般,錄下某種只有我自己才聽得見的聲音.</text:span></text:p>
      <text:p text:style-name="P2"><text:span text:style-name="T1">這些聲音,縱然將來有一天或許有可能對別人有點好處或娛樂效果,就像人們在動物園裏看到猩猩亂吼亂叫而產生某種靈感或愉悅一樣,但猩猩終究不是為了遊客而發出那些叫聲.</text:span></text:p>
      <text:p text:style-name="P2"><text:span text:style-name="T1">除了遊客之外,有極少數極少數人,對我來說就像個燈塔,嘴巴說不上來,但我心裏明白,感覺在黑暗中還閃爍著一點希望;燈滅了,黑暗彷彿就成為一切了. 於是我也慢慢明白了,終究我得自己給自己發出點光芒而不能仰賴外來的光了.</text:span></text:p>
      <text:p text:style-name="P2"><text:span text:style-name="T1">陳真</text:span><text:span text:style-name="T3"><text:line-break/></text:span><text:span text:style-name="T1">=======================</text:span><text:span text:style-name="T3"><text:line-break/></text:span><text:span text:style-name="T1">美作家沙林傑辭世 外界揣測是否留遺作</text:span></text:p>
      <text:p text:style-name="P2"><text:span text:style-name="T1">“麥田捕手”非常生動的描述了主人翁霍爾頓(Holdern Caulfield)內心世界的孤獨與苦悶、本質善良的青少年疏離與叛逆的心境。(法新社)</text:span></text:p>
      <text:p text:style-name="P2"><text:span text:style-name="T1">（中央社紐約28日法新社電）以“麥田捕手”（The Catcher in the Rye）一書聞名於世的美國隱逸作家沙林傑（J.D.Salinger），昨天過世，享年91歲，引起外界揣測這位傳奇性作家是否留下許多未發表的作品。</text:span></text:p>
      <text:p text:style-name="P2"><text:span text:style-name="T1">沙林傑的出版經紀商哈洛德·歐柏公司（Harold Ober Associates）表示，沙林傑是於 昨天在新罕布夏州的寓所自然過世。</text:span></text:p>
      <text:p text:style-name="P2"><text:span text:style-name="T1">沙林傑生於1919年，是美國20世紀的重要小說家之一。他1951年發表叛逆少年故事“麥田捕手”，聲名大噪，名利雙收。</text:span></text:p>
      <text:p text:style-name="P2"><text:span text:style-name="T1">但驟然成名卻使他不安，於是隱居在新罕布夏州，並於1965年在“紐約客”雜誌發表最後一篇作品後，即未再出版原創作品，並且在過去30年拒絕接受訪問。</text:span></text:p>
      <text:p text:style-name="P2"><text:span text:style-name="T1">沙林傑堅決護衛個人隱私，曾經上訴法庭，要求停止出版他的私人信函，並始終拒絕出售“麥田捕手”的電影版權。</text:span></text:p>
      <text:p text:style-name="P2"><text:span text:style-name="T1">就在去年7月，美國法庭禁止出版一本由瑞典作家菲瑞利克·柯汀（Fredrik Colting）未經授權撰寫的“麥田捕手續集”。</text:span></text:p>
      <text:p text:style-name="P2"><text:span text:style-name="T1">沙林傑的辭世，很可能再度引發外界揣測他是否留下了若干有價值作品，可供死後發表 。</text:span></text:p>
      <text:p text:style-name="P2"><text:span text:style-name="T1">在1980年與“波士頓周日環球報（Boston Sunday Globe”的一次晤談中，沙林傑曾經作了這樣的暗示。他說：“我喜歡寫作，而且經常地寫，但我是為自己寫，我希望自己一個人孤獨地寫。”</text:span></text:p>
      <text:p text:style-name="P2"><text:span text:style-name="T1">寫給年輕愛人梅納（Joyce Maynard）的情書，在1999年的一次拍賣會上，以超過15萬美元的高價售出。沙林傑在1972年曾與梅納有過一年的關係。</text:span><text:span text:style-name="T3"><text:line-break/></text:span></text:p>
      <text:p text:style-name="P1"><text:span text:style-name="T1">陳真 | 2010.01.30 14:40 | </text:span><text:span text:style-name="T2">#</text:span></text:p>
      <text:p text:style-name="P3"><text:span text:style-name="T1">到了我這年紀,死亡就像閻羅王晚點名一樣平常,喜歡的人一個個死去,人渣倒是生龍活虎,而且越來越多.</text:span></text:p>
      <text:p text:style-name="P3"><text:span text:style-name="T1">陳真</text:span><text:span text:style-name="T3"><text:line-break/></text:span><text:span text:style-name="T1">==============</text:span><text:span text:style-name="T3"><text:line-break/></text:span><text:span text:style-name="T1">《麥田捕手》作者15部作品未曝光　前女友：他拒絕享樂(2010/01/30 10:02)</text:span></text:p>
      <text:p text:style-name="P3"><text:span text:style-name="T1">二十世紀重要著小說：《麥田捕手》的作者J.D沙林傑。(圖／達志影像／美聯社) 國際中心／編譯</text:span></text:p>
      <text:p text:style-name="P3"><text:span text:style-name="T1">美國中學生必讀的一本書《麥田捕手》(The Catcher in the Rye)，作者J.D.沙林傑(J.D.Salinger)27日在家中過世，享年91歲，他一生只有出版4本書，甚至在死前45年都沒有發表任何作品，過著極度低調的生活，不過他的鄰居透露，沙林傑家裡有一座保險櫃，裡面藏了15部從未公開的作品，對於這座傳說中的文學寶庫，文學界正屏息以待。</text:span></text:p>
      <text:p text:style-name="P3"><text:span text:style-name="T1">沙林傑在美國新罕布夏州柯尼許的自家住宅裡，告別了人世，他的《麥田捕手》一書，在全球銷售超過6500萬本，特別引起青年讀者的共鳴，因為書中講述的是，保護天真無邪的孩子不受傷害，諷刺的是，當年殺害披頭四成員約翰藍儂的槍手，也都是《麥田捕手》的忠實書迷。</text:span></text:p>
      <text:p text:style-name="P3"><text:span text:style-name="T1">而沙林傑死後，大家對他的期待並沒有因此消減，根據他的前鄰居在10年前透露，沙林傑把15部作品藏在家裡的保險櫃裡，而沙林傑的女兒也曾在回憶錄，提到父親對為發表的文稿有一套標記方法，紅標表示死後可直接出版，藍標則是要再經過編輯，世人對大師之作報以極大期望。</text:span></text:p>
      <text:p text:style-name="P3"><text:span text:style-name="T1">因為沙林傑在《麥田捕手》出版後，就幾乎過著隱士的生活，他的前女友梅蘭德回憶起他也是如此，「他過著拒絕享樂的生活，他追求的目標是心靈的目標。」、「有時候我會聽見他打鍵盤的聲音，他在寫什麼？我不知道，他說他完成了一些小說。」至於什麼時候沙林傑大師的遺作才會對外現身，文學界都引領期待。(新聞來源：東森新聞記者祁傳璽、黃盛柏)</text:span><text:span text:style-name="T3"><text:line-break/></text:span></text:p>
      <text:p text:style-name="P1"><text:span text:style-name="T1">陳真 | 2010.01.29 20:42 | </text:span><text:span text:style-name="T2">#</text:span></text:p>
      <text:p text:style-name="P2"><text:span text:style-name="T1">麥田捕手作者沙林傑辭世　享壽91歲</text:span></text:p>
      <text:p text:style-name="P2"><text:span text:style-name="T1">自由時報</text:span></text:p>
      <text:p text:style-name="P2"><text:span text:style-name="T1">〔本報訊〕美國20世紀經典名著「麥田捕手」(The Catcher in the Rye)的作者沙林傑（J.D. Salinger），27日在新罕布夏州的家中安祥辭世，享壽91歲。</text:span></text:p>
      <text:p text:style-name="P2"><text:span text:style-name="T1">沙林傑1919年1月1日出生於美國紐約一個猶太富商家庭，他的第一部小說「麥田捕手」於1951年問世，在當時獲得極大的迴響，沙林傑也一舉成名。</text:span></text:p>
      <text:p text:style-name="P2"><text:span text:style-name="T1">「麥田捕手」內容描述二次戰後青少年的叛逆、焦慮不安的心境與煩惱，透過主人翁霍爾頓(Holdern Caulfield)的雙眼，看透大人世界的虛偽進而反抗，引發青少年中的強烈共鳴。</text:span></text:p>
      <text:p text:style-name="P2"><text:span text:style-name="T1">此書被翻譯為多國語言，在全世界銷售超過六千五百萬本，美國中學更指定為必讀的作品。</text:span></text:p>
      <text:p text:style-name="P2"><text:span text:style-name="T1">不過，自「麥田捕手」聲名大噪後，不愛聲光名利的沙林傑反而更為低調，他在新罕布夏州買下土地，在山頂上蓋起小屋，過起隱居生活。據傳，好萊塢片商曾想砸重金買「麥田捕手」的版權，但遭沙林傑拒絕。</text:span></text:p>
      <text:p text:style-name="P2"><text:span text:style-name="T1">雖然1951年後，沙林傑就很少公開作品，但據傳他並未放棄寫作，他的鄰居也透露，沙林傑至少有十五部作品未出版。</text:span></text:p>
      <text:p text:style-name="P1"><text:span text:style-name="T1">陳真 | 2010.01.26 02:49 | </text:span><text:span text:style-name="T2">#</text:span></text:p>
      <text:p text:style-name="P3"><text:span text:style-name="T1">http://www.youtube.com/watch?v=fUGjzxG5r9Q&amp;feature=related</text:span></text:p>
      <text:p text:style-name="P3"><text:span text:style-name="T1">七年前在英國電視上看到上面這一幕,十分感動. 也許一切真的都是生物性,天生的,命定的,揀選的,無法說不的,簡單說就是宗教的.</text:span></text:p>
      <text:p text:style-name="P3"><text:span text:style-name="T1">若非如此,難以想像一個五年級小朋友為何有如此神情? 若非如此,為何有些人的心是這樣,而有些人卻是那樣;若非如此,為何有些人的心似乎像被咒語給綁住似的,綁在別人的生命和痛苦上而難以棄而不顧.</text:span><text:span text:style-name="T3"><text:line-break/></text:span></text:p>
      <text:p text:style-name="P1"><text:a xlink:type="simple" xlink:href="http://palinfo.habago.org/mt-comments.cgi?__mode=red&amp;id=19303"><text:span text:style-name="T2">柳春春阿忠</text:span></text:a><text:span text:style-name="T1"> | 2010.01.24 23:31 | </text:span><text:span text:style-name="T2">#</text:span></text:p>
      <text:p text:style-name="P2"><text:span text:style-name="T1">To Shoot an elephent紀錄片youtube線上版免下載懶人包。</text:span><text:span text:style-name="T3"><text:line-break/></text:span><text:span text:style-name="T1">http://www.plurk.com/p/3hypar</text:span><text:span text:style-name="T3"><text:line-break/></text:span><text:span text:style-name="T1">也可以直接至該紀錄片網站觀看，有100%英文字幕。</text:span><text:span text:style-name="T3"><text:line-break/></text:span><text:span text:style-name="T1">http://www.toshootanelephant.com/</text:span></text:p>
      <text:p text:style-name="P2"><text:span text:style-name="T1">此片簡介："To shoot an elephant" is an eye witness account from The Gaza Strip. December 27th, 2008, Operation Cast Lead. 21 days shooting elephants. Urgent, insomniac, dirty, shuddering images from the only foreigners who decided and managed to stay embedded inside Gaza strip ambulances, with Palestinian civilians.</text:span></text:p>
      <text:p text:style-name="P1"><text:span text:style-name="T1">陳真 | 2010.01.24 11:31 | </text:span><text:span text:style-name="T2">#</text:span></text:p>
      <text:p text:style-name="P3"><text:span text:style-name="T1">底下原本是一些內部 "討論" 的信件,但聽說噗浪上也有一些相關 "討論",而我並不喜歡使用噗浪等等電腦新科技,所以就把我的信去掉某些批評或個人資訊,摘要貼在此.</text:span></text:p>
      <text:p text:style-name="P3"><text:span text:style-name="T1">陳真</text:span></text:p>
      <text:p text:style-name="P3"><text:span text:style-name="T1">================</text:span><text:span text:style-name="T3"><text:line-break/></text:span><text:span text:style-name="T1">這些我其實講過很多遍了, 一旦捐款不設限, 我的許多朋友們就會覺得有道德壓力好像應該要捐款才對.</text:span><text:span text:style-name="T3"><text:line-break/><text:line-break/></text:span><text:span text:style-name="T1">讓人有道德壓力是不對的. 我知道我的一堆朋友或同事常來看巴勒網, 我若不限制他們捐款, 他們若一旦真的以為我們很缺錢, 或甚至一旦以為我希望他們捐款, 那麼他們就會捐. 但我覺得沒必要而且也 """"不應該""""在朋友之間製造這樣一種無謂的道德壓力或人情壓力.</text:span><text:span text:style-name="T3"><text:line-break/><text:line-break/></text:span><text:span text:style-name="T1">我做這一切事情, 目的並不是真的要出什麼小冊子, 也不是真的需要什麼經費, 若真要錢, 我要開口去找人募個幾百萬一點都不會有問題. 我做這一切的目的無非也只是希望讓一切的一切回到一種個人的層次, 讓一切所謂公義理想道德等等, 回到一種個人的世界, 就如宗教一樣, 你得回到你自己的良心去面對上帝面對是非美醜, 而不是把它變成一種彷彿與個人無關的公眾事業.</text:span><text:span text:style-name="T3"><text:line-break/><text:line-break/></text:span><text:span text:style-name="T1">就好像一個傳教士, 他所做的一切的目的應該不是真的需要一大筆經費來蓋一座美麗的大教堂吧?! 而是希望人們回到自己的一人世界, 真實去面對自己, 面對他人, 面對整個世界, 面對那一切說不上來的美麗與哀愁. 若非如此, 我不知道我所做的這一切的一切有何意義可言?</text:span><text:span text:style-name="T3"><text:line-break/><text:line-break/></text:span><text:span text:style-name="T1">與其說我是衝著美國或以色列來, 倒不如說我是衝著這一大堆空口說白話的人來,希望這些所謂菁英們好歹要像個樣, 別再操弄蒼白的語言, 真真實實去想一想那些理應由血肉構築而成的問題.</text:span><text:span text:style-name="T3"><text:line-break/><text:line-break/></text:span><text:span text:style-name="T1">不過, 你們若反對這樣一種設限, 那就不設限, 但請註明說陳真的朋友們禁止捐款 (只要好好地通過信就是朋友).</text:span><text:span text:style-name="T3"><text:line-break/><text:line-break/></text:span><text:span text:style-name="T1">就好像今天如果我們只是要叫司徒文出來, 那有何困難? 我們就找些認識的立委或官員或大牌社運人士如 JAN去請他出來不就好了? 何必苦苦地站樁?站樁的目的當然不是真的要司徒文出來, 出來幹啥呢? 募集經費的道理也一樣,要出小冊子別說一千本, 就算出十萬本也不會是個問題, 要找人出錢印刷很容易的, 只是那根本不是我的目的.</text:span><text:span text:style-name="T3"><text:line-break/><text:line-break/></text:span><text:span text:style-name="T1">陳真</text:span><text:span text:style-name="T3"><text:line-break/></text:span><text:span text:style-name="T1">===================</text:span><text:span text:style-name="T3"><text:line-break/></text:span><text:span text:style-name="T1">我們內部的人想捐款當然ok啦, 畢竟我們知道自己在做什麼, 但外部的朋友他們通常並不是真的認同什麼以巴問題, 我的幾個醫院同事他們連巴勒斯坦和巴基斯坦都分不清. 這樣一些外部的朋友若是捐款, 純粹是因為個人情感, 但我實在不想讓個人情感變成一種捐款的原因或甚至道德負擔, 那總是一種傷害或至少是一種彆扭而不是很愉快的事吧.</text:span><text:span text:style-name="T3"><text:line-break/><text:line-break/></text:span><text:span text:style-name="T1">至於一堆耍嘴皮的菁英們, 整天空口說白話, 或是所謂一般大眾, 心裏想的總是真善美, 但卻好像以為只要心裏光空想, 真善美就會實現似的, 我覺得這讓這些人 (或許也包括我們自己) 多一點覺悟, 似乎才是做這一切事情的根本意義所在.</text:span><text:span text:style-name="T3"><text:line-break/><text:line-break/></text:span><text:span text:style-name="T1">若只是要錢, 跟同事募款不就馬上能解決了? 同事們個個是億萬富翁. 但我們的目標絕不是要錢吧, 也不是真的要出版什麼東西吧. 過去有些出版社主動想出版我的文章, 但我都沒有答應, 因為出書畢竟不是我的目的, 以美麗且適當的方式出版才有意義. 有出版社說我的書會大賣, 但我雖缺錢倒也不願以違反美感的方式來靠它賺錢.</text:span><text:span text:style-name="T3"><text:line-break/><text:line-break/></text:span><text:span text:style-name="T1">這有點像所謂 "手指明月", 重點不在手, 而是手所指向的明月. 很多社運團體或人, 往往很快地就把目標轉向 "手", 而忘了他原先所欲指向的 "明月" 之初衷. 好像是長老教會吧, 說西元幾年以前要把教會擴張到多少信徒要成長幾萬等等, 這聽起來像是在經營一筆生意, 而不是在經營一種宗教.</text:span><text:span text:style-name="T3"><text:line-break/><text:line-break/></text:span><text:span text:style-name="T1">當然, 達成同樣的目標, 方式有千千萬萬種, 不一定要以限制捐款的方式來表達這樣一種心意, 我只是說說我之所以自古以來或近三十年來都不願 "主動" 對外募款做運動的原因, 巴勒網算是頭一遭 "主動" 對外募款, 但我也只是想把它當成一種達成原始目的的手段, 而不是因為我們真的很需要錢.</text:span><text:span text:style-name="T3"><text:line-break/><text:line-break/></text:span><text:span text:style-name="T1">陳真</text:span><text:span text:style-name="T3"><text:line-break/></text:span><text:span text:style-name="T1">============</text:span><text:span text:style-name="T3"><text:line-break/></text:span><text:span text:style-name="T1">學姐要我再針對阿忠及各位的說法提出說明, 但我不知道要說明什麼, 我不是一開始就說我沒有意見了嗎? 你們怎麼決定我都沒意見. 沒意見沒意見沒意見沒意見沒意見....</text:span><text:span text:style-name="T3"><text:line-break/><text:line-break/></text:span><text:span text:style-name="T1">我只針對我個人的朋友加註聲明, 因為我不想給朋友們帶來困擾.</text:span><text:span text:style-name="T3"><text:line-break/><text:line-break/></text:span><text:span text:style-name="T1">這些話我反覆講過好幾遍, 我不知道到底是要我再繼續討論或繼續質疑什麼事情? 我對我的個人心聲不也反覆寫了數千字的說明.</text:span><text:span text:style-name="T3"><text:line-break/><text:line-break/></text:span><text:span text:style-name="T1">又不是什麼幾億元的捐款, 只不過是幾筆, 何必浪費時間討論? 誰有強烈意見就依他的意見, 但也同時要尊重別人個別的需求或想法. 我不要我的朋友們有任何捐款壓力. 這有什麼困難或爭議點?</text:span><text:span text:style-name="T3"><text:line-break/><text:line-break/></text:span><text:span text:style-name="T1">好了, 我不再反覆說同樣的話了.</text:span><text:span text:style-name="T3"><text:line-break/><text:line-break/></text:span><text:span text:style-name="T1">陳真</text:span></text:p>
      <text:p text:style-name="P3"><text:span text:style-name="T1">=============</text:span></text:p>
      <text:p text:style-name="P3"><text:span text:style-name="T1">我已經快累到送加護病房, 因為我的工作單位裏有人無預警離職, 我臨時從二月一日起又得恢復上班 (本來是可以留職停薪到今年年底).</text:span><text:span text:style-name="T3"><text:line-break/><text:line-break/></text:span><text:span text:style-name="T1">原本已經公私繁忙到極點了, 現在又得開始不眠不休的病房門診急診會診或急會診生活, 加上各種教學與行政及大小會議, 月底還有一場在台北的學術性演講, 完全都還沒有準備, 而且最近學姐還要搬家, 最嚴重的是家中還有兩個長輩最近病況淒慘...</text:span><text:span text:style-name="T3"><text:line-break/><text:line-break/></text:span><text:span text:style-name="T1">所以, 各位的信我一時怕也看不了那麼多了, 至少在二月初之前恐怕是真的一點點的時間都沒有了, 只能聽學姐轉述, 她要我再做答, 她會再總結. 但我不是回答過n 遍了嗎? 總之, 大家怎麼決定我都沒意見了, 我只堅持加一句但書: "陳真說, 凡是他認識的人都禁止捐款, 但巴勒網內部站樁成員不在此限".</text:span><text:span text:style-name="T3"><text:line-break/><text:line-break/></text:span><text:span text:style-name="T1">當然, 我們現在不是在執行法律, 而只是提出我的一種個人呼籲, 所以絲毫沒有什麼認證哪些才是捐款合格名單的問題, 也不用經過什麼認證程序. 這只是一種很簡單的心聲, 所以也沒有什麼加以嚴格定義的問題, 如果我的朋友們硬要捐款, 自然也不會被繩之以法或抓去槍斃, 錢當然照收, 無須退還.</text:span></text:p>
      <text:p text:style-name="P3"><text:span text:style-name="T1">這樣的聲明只是一種體貼, 希望那些認識的人或朋友不要因為與我認識而有道德壓力或人情壓力.</text:span></text:p>
      <text:p text:style-name="P3"><text:span text:style-name="T1">大概就是這樣.</text:span><text:span text:style-name="T3"><text:line-break/><text:line-break/></text:span><text:span text:style-name="T1">陳真</text:span><text:span text:style-name="T3"><text:line-break/></text:span><text:span text:style-name="T1">===============</text:span><text:span text:style-name="T3"><text:line-break/></text:span><text:span text:style-name="T1">昨天聽學姐轉述了一些 "討論", 今天早上她說她又回應了兩封信, 但這些信其實我都沒有收到, 不知何故.</text:span><text:span text:style-name="T3"><text:line-break/><text:line-break/></text:span><text:span text:style-name="T1">這陣子忙到無法睡覺, 沒時間看信或回信, 但希望不要因此就把我從討論群中剔除, 特別是有提到我的部份.</text:span><text:span text:style-name="T3"><text:line-break/><text:line-break/></text:span><text:span text:style-name="T1">另外, 我跟學姐都希望, 凡是涉及公務或涉及當事人的討論, 應該讓對方能夠不需經過學習某種電腦技術或不需登錄例如噗浪便能看得到, 畢竟不是每個人都有能力或時間或意願去使用那樣一些具有無窮後遺症的電腦發明.</text:span><text:span text:style-name="T3"><text:line-break/><text:line-break/></text:span><text:span text:style-name="T1">雖然沒有看到任何相關 "討論", 但我根據學姐轉述再重覆說一些, 雖然我實在不知道要怎麼講得更清楚了, 結論是: 捐款的事大家怎麼決定我都沒意見, 只需加註個人聲明: "陳真的朋友請勿捐款". 這些話我講過很多遍了, 這會很難理解嗎? 這會讓大家造成什麼困擾嗎?</text:span><text:span text:style-name="T3"><text:line-break/><text:line-break/></text:span><text:span text:style-name="T1">我相信, 若硬要由此 "推論" 出說什麼該如何設立捐款名單審查程序或什麼如何退款如何認定捐款資格及朋友定義或如何進行身家調查等等, 那純粹只是在表達不爽, 而不是在表達不解. 因為這樣一種聲明並沒有任何理解上的困難, 更不會造成任何人的任何麻煩.</text:span><text:span text:style-name="T3"><text:line-break/><text:line-break/></text:span><text:span text:style-name="T1">如果有朋友捐了, 那就捐了, 難道我有說要抓去槍斃或退款或建立委員會來調查捐款人的身家背景?</text:span><text:span text:style-name="T3"><text:line-break/><text:line-break/></text:span><text:span text:style-name="T1">就如良哲所說, 教會做禮拜常有募款, 往往會事先做點聲明, 請那些初次來教會的人不要因為某種團體壓力而捐款.</text:span><text:span text:style-name="T3"><text:line-break/><text:line-break/></text:span><text:span text:style-name="T1">我過去參加很多團體也常有類似經驗, 比如醫界聯盟創立時, 我和侯文詠當了頭兩年的幹部, 初次參加執委會時, 內部建立規定說執委或幹部一人要負責捐款五萬十萬不等, 看是要自己捐或找人捐都可以. 不過, 大家知道我當時雖然已經開始當醫師, 卻仍窮得三餐都幾乎要成問題, 所以他們都很體貼地自動加註一些但書, 讓我可以不用捐一毛錢. 當然, 我若偷偷捐了, 也不會有人硬要退回. 這只是一種體貼, 免除朋友或免除某些人不必要的捐款壓力.</text:span><text:span text:style-name="T3"><text:line-break/><text:line-break/></text:span><text:span text:style-name="T1">至於學習電腦程式的事, 就跟學習任何一種東西一樣, 各有所長, 沒有必要叫大家都來學. 否則難道我要強迫你們都跟我一樣, 每天寫英文筆記背德文單字? 或是強迫大家來聽我講幾堂伊拉克問題的課? 或是教大家如何寫作?</text:span><text:span text:style-name="T3"><text:line-break/><text:line-break/></text:span><text:span text:style-name="T1">還有, 巴勒網不是一種付薪水的工作, 全屬自願, 歡喜甘願就做, 覺得彆扭就不要做, 沒有公平與否的問題. 若要講公平, 我去一趟台北站樁來回要花上一整天時間及兩千元車資, 難道這也能成為一種不滿? 或比方說我喜歡自己寫東西,不喜歡搞翻譯, 難道學姐能因為自己翻譯投入最多而對其他人不滿?</text:span><text:span text:style-name="T3"><text:line-break/><text:line-break/></text:span><text:span text:style-name="T1">我實在不知道現在有些什麼相持不下的爭議? 捐款愛怎麼規定我都沒意見啊,我只針對個人的朋友做聲明.至於什麼 "哪些才是我的朋友以及如何認定等等?" 這哪是什麼問題?這根本只是一些故意誇大的假問題.</text:span></text:p>
      <text:p text:style-name="P3"><text:span text:style-name="T1">不管誰捐款過來,我們不也還是照收? 做這樣一種聲明只是希望我的一大堆朋友們儘管旁觀, 而無須有任何捐款壓力. 但若還是有人非捐不可, 那就捐啊, 何必說得好像要經過什麼調查或資格認定似的.</text:span><text:span text:style-name="T3"><text:line-break/><text:line-break/></text:span><text:span text:style-name="T1">我們每個月的站樁不也都是寫著尋求對反戰相關議題認同者, 難道要因此 "推論" 出說我們應如何建立一個思想審查小組, 檢查所有參與者或簽名者之思想內涵是否真的 "認同反戰相關議題"? 然後據此建立站樁的 "合格名單"? 如果硬要這樣胡扯,那真的是很無聊不是嗎?</text:span><text:span text:style-name="T3"><text:line-break/><text:line-break/></text:span><text:span text:style-name="T1">非常疲憊的</text:span><text:span text:style-name="T3"><text:line-break/></text:span><text:span text:style-name="T1">陳真</text:span></text:p>
      <text:p text:style-name="P1"><text:span text:style-name="T1">陳真 | 2010.01.20 12:02 | </text:span><text:span text:style-name="T2">#</text:span></text:p>
      <text:p text:style-name="P2"><text:span text:style-name="T1">硯文,沒有啊,妳搞錯了,妳 "不在" 黑名單裏. 我們認識啊,怎麼會是黑名單? 黑名單是指那些潛水的不知名人士.</text:span></text:p>
      <text:p text:style-name="P1"><text:span text:style-name="T1">硯文 | 2010.01.20 03:02 | </text:span><text:span text:style-name="T2">#</text:span></text:p>
      <text:p text:style-name="P3"><text:span text:style-name="T1">對不起，我不知道我是在「捐款黑名單」裡面...</text:span><text:span text:style-name="T3"><text:line-break/></text:span><text:span text:style-name="T1">自從畢業之後，都忙得沒有時間貢獻，不出點錢過意不去呢！</text:span></text:p>
      <text:p text:style-name="P1"><text:span text:style-name="T1">陳真 | 2010.01.19 22:52 | </text:span><text:span text:style-name="T2">#</text:span></text:p>
      <text:p text:style-name="P2"><text:span text:style-name="T1">不好意思,我沒說清楚,跟我們寫過信當然就算認識了,更何況硯文和偉煜都是朋友,理應不能捐款.</text:span></text:p>
      <text:p text:style-name="P2"><text:span text:style-name="T1">不過,剛好這兩天巴勒網起內鬨,說我的捐款規定太嚴格而且沒必要,所以要推翻我之前寫的. 現在打算怎麼做我也不清楚,不過我還是非常鼓勵認識的人"不要" 捐款給巴勒網,把機會讓給那些還沒有冒出水面的人.</text:span></text:p>
      <text:p text:style-name="P1"><text:a xlink:type="simple" xlink:href="http://palinfo.habago.org/mt-comments.cgi?__mode=red&amp;id=19282"><text:span text:style-name="T2">柳春春阿忠</text:span></text:a><text:span text:style-name="T1"> | 2010.01.19 11:49 | </text:span><text:span text:style-name="T2">#</text:span></text:p>
      <text:p text:style-name="P3"><text:span text:style-name="T1">阿忠報告：</text:span></text:p>
      <text:p text:style-name="P3"><text:span text:style-name="T1">明天00120週三早上9時至11時阿忠會去AIT前進行個人站樁，若各位剛好有經過AIT，手上剛好有手機可以拍照，可以幫阿忠拍照存證。若有拍照麻煩寄給阿忠-ccc1969+AIT@gmail.com</text:span></text:p>
      <text:p text:style-name="P3"><text:span text:style-name="T1">2010年的這一週開始，只要當週有一個沒下雨的天，阿忠都會去AIT前站樁(當週選定日都會公佈在阿忠的噗浪)，若雪網友剛好經過除了拍照，可以跟停下來跟阿忠做個鬼臉，讓我知道您來了，呵呵。</text:span></text:p>
      <text:p text:style-name="P1"><text:a xlink:type="simple" xlink:href="http://palinfo.habago.org/mt-comments.cgi?__mode=red&amp;id=19281"><text:span text:style-name="T2">柳春春阿忠</text:span></text:a><text:span text:style-name="T1"> | 2010.01.18 12:29 | </text:span><text:span text:style-name="T2">#</text:span></text:p>
      <text:p text:style-name="P2"><text:span text:style-name="T1">大會報告：</text:span></text:p>
      <text:p text:style-name="P2"><text:span text:style-name="T1">1.2月份站樁日期定為2/6下午3點至5點10分於台北市師大路和平東路北側人行道。站樁公告將於1/24日當日貼出。一直想來站樁的朋友們，請跟主任報名：鄭志忠，0968385408。</text:span></text:p>
      <text:p text:style-name="P2"><text:span text:style-name="T1">2.收到系統通知Wu yujung於00117採全家超商famiport代收的點擊，提醒Wu yujung先生/小姐記得於繳費有效期間內至超商繳付。也麻煩Wu yujung先生/小姐可否提供收據收件地址給我們，讓我們於確認收到款項後郵寄收據給您。若不方便列名捐款者芳名錄，可採X先生或小姐方式列名。</text:span></text:p>
      <text:p text:style-name="P2"><text:span text:style-name="T1">3.於00118收到採玉山WEBATM轉帳匯入NT$1,000，中國信託後五碼為03301。未署名也沒有收據收件地址。不要害羞嘛~，請至少把收據收件地址寄給主任(ccc1969@ms9.hinet.net)。</text:span></text:p>
      <text:p text:style-name="P1"><text:span text:style-name="T1">陳真 | 2010.01.17 06:16 | </text:span><text:span text:style-name="T2">#</text:span></text:p>
      <text:p text:style-name="P3"><text:span text:style-name="T1">http://hi.baidu.com/yangsuyao/blog/item/4b26954313eed61a9313c623.html</text:span></text:p>
      <text:p text:style-name="P3"><text:span text:style-name="T1">不知道有沒有善心人士能夠幫我跟這位先生或小姐說說,請他不要剽竊我的文章. 他/她好像貼了很多,理應是出於喜歡才貼,但既然喜歡就別亂貼一通來傷害我吧,更不該連作者名字都拿掉甚至自己擅加標題而成為彷彿是他寫的文章似的.</text:span></text:p>
      <text:p text:style-name="P3"><text:span text:style-name="T1">他的網站連名稱 "你的這趟旅行真的有必要嗎?" 都是從我這邊取來的一句維根斯坦的話.</text:span></text:p>
      <text:p text:style-name="P3"><text:span text:style-name="T1">我只是想跟他說請勿剽竊我的文章(甚至整篇據為己有).另外還有許多句子或段落或思維,明明都是我的.</text:span></text:p>
      <text:p text:style-name="P3"><text:span text:style-name="T1">難道一個人當他不是所謂名人或沒有所謂社會地位時,就活該四處讓人如此糟蹋?</text:span></text:p>
      <text:p text:style-name="P3"><text:span text:style-name="T1">學姐說,或許哪一天,人們說不定會以為是我剽竊或模仿他人而不是我被剽竊被模仿被偷偷學.</text:span></text:p>
      <text:p text:style-name="P3"><text:span text:style-name="T1">我不擅於登錄,也很不想花精神去研究這些電腦操作上的事,所以希望有善心人士能幫我向這位版主反映,請他立即撤下我的所有文章,特別是那些去掉我的名字的文章,那是一種偷竊行為.</text:span></text:p>
      <text:p text:style-name="P3"><text:span text:style-name="T1">我實在越來越厭惡在網路上留下文字或想法,無數的偷竊,無盡的扭曲,無窮的低級刪改.</text:span></text:p>
      <text:p text:style-name="P3"><text:span text:style-name="T1">===============</text:span><text:span text:style-name="T3"><text:line-break/></text:span><text:span text:style-name="T1">另外,插播一事,伊拉克淪陷真相之小冊子已快印好,一共印了一千本, 一萬多元. 巴勒網經費已成負數,希望那些素未謀面但卻長期從這網站因為閱讀而獲得益處者,要有點良心,把錢捐出來,但仍以一千元為限,一生只能捐一次.</text:span></text:p>
      <text:p text:style-name="P3"><text:span text:style-name="T1">接著會印若雪書信集,希望能在三月十六號若雪去世七周年那一天之前弄好,以便當天辦活動時能派上用場. 這又將是一大筆錢. 再次呼籲,潛水者請捐款. 各位朋友若有發現周遭有這樣一些人,只享福利不盡義務,也請敦促他們捐款. 一千元為限,一生只能捐一次.</text:span></text:p>
      <text:p text:style-name="P4"/>
      <text:p text:style-name="P1"><text:span text:style-name="T1">懷軒 | 2010.01.16 19:02 | </text:span><text:span text:style-name="T2">#</text:span></text:p>
      <text:p text:style-name="P2"><text:span text:style-name="T1">我寄信給大家又被退了，怪了~~所以只好在這留言~~</text:span></text:p>
      <text:p text:style-name="P1"><text:span text:style-name="T1">懷軒 | 2010.01.16 18:59 | </text:span><text:span text:style-name="T2">#</text:span></text:p>
      <text:p text:style-name="P3"><text:span text:style-name="T1">智巽新翻的EAPPI的文章，最後面的"巴勒網曾翻譯過的EAPPI的文章"還是舊的資料喔~我之前翻的那篇"與敵人共存"好像也是EAPPI的文章，應該要加上去。</text:span></text:p>
      <text:p text:style-name="P1"><text:span text:style-name="T1">陳真 | 2010.01.03 21:02 | </text:span><text:span text:style-name="T2">#</text:span></text:p>
      <text:p text:style-name="P2"><text:span text:style-name="T1">歐? 真的嗎? 昨天才剛從中國城附近(老家)回來. 謝謝承原.</text:span></text:p>
      <text:p text:style-name="P2"><text:span text:style-name="T1">剛打電話去問了,演到七號. 應該是指的 "順利的話" 演到七號,若每場觀眾人數都掛零可能就不一定了. 想看的動作快. 不過呢,有些電影雅俗共賞,有些則不一定,這部可能比較不是那麼討喜,不是大多數人會覺得好看的片.</text:span></text:p>
      <text:p text:style-name="P2"><text:span text:style-name="T1">目前還等著兩部鉅片上映,一是荷索的 "爆裂警官", 一是阿莫多瓦的 "破碎的擁抱". 一月八號要上映.</text:span></text:p>
      <text:p text:style-name="P2"><text:span text:style-name="T1">陳真叩首</text:span></text:p>
      <text:p text:style-name="P1"><text:span text:style-name="T1">Hara | 2010.01.03 20:16 | </text:span><text:span text:style-name="T2">#</text:span></text:p>
      <text:p text:style-name="P3"><text:span text:style-name="T1">陳真你好:</text:span><text:span text:style-name="T3"><text:line-break/></text:span><text:span text:style-name="T1">我從一個網站(開眼電影網)查到:Thirst 現在在台南中國城影城上映，地址: 台南市環河街72號3F (地圖)電話: (06)221-5110 ，要去看之前你可以先電話確認當天有沒有上映，祝你順利。</text:span></text:p>
      <text:p text:style-name="P3"><text:span text:style-name="T3"><text:line-break/></text:span><text:span text:style-name="T1">Hara(蔡承原)</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